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596" officeooo:paragraph-rsid="0011c596"/>
    </style:style>
    <style:style style:name="P2" style:family="paragraph" style:parent-style-name="Standard">
      <style:text-properties officeooo:rsid="0011c596" officeooo:paragraph-rsid="0011c596"/>
    </style:style>
    <style:style style:name="P3" style:family="paragraph" style:parent-style-name="Standard">
      <style:text-properties officeooo:rsid="00138eec" officeooo:paragraph-rsid="00138e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  <text:p text:style-name="P1"/>
      <text:p text:style-name="P3">First Change of the test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08:38:09.602713965</meta:creation-date>
    <dc:date>2021-12-13T08:49:02.727657604</dc:date>
    <meta:editing-duration>PT10M1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6" meta:character-count="28" meta:non-whitespace-character-count="24"/>
  </office:meta>
</office:document-meta>
</file>